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97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/>
          <table:table-cell table:style-name="ce3" office:value-type="string" calcext:value-type="string">
            <text:p>Range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Par 2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1">
          <table:table-cell table:style-name="ce2"/>
          <table:table-cell table:number-columns-repeated="8"/>
          <table:table-cell table:style-name="ce2" table:number-columns-repeated="1015"/>
        </table:table-row>
        <table:table-row table:style-name="ro1">
          <table:table-cell/>
          <table:table-cell table:style-name="ce5"/>
          <table:table-cell table:number-columns-repeated="7"/>
          <table:table-cell table:style-name="ce1" office:value-type="string" calcext:value-type="string">
            <text:p>Top level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200 cen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200 cen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00 cents, E1200 cen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1200 cen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auss, Diode, AbsSine, PulseSine, StrchSine, Chirp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Zigzag, Lmt, LmtU, LmtL, Ilmt, 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HP2, BP2, BS2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s, Sin, Lsh, 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<text:s/>Returns ‘Par 2’ <text:s/>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<text:s/>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9:39:46.971122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1T19:56:06.238869964</dc:date>
    <meta:editing-duration>P1DT3H20M4S</meta:editing-duration>
    <meta:editing-cycles>135</meta:editing-cycles>
    <meta:generator>LibreOffice/5.2.0.4$Linux_X86_64 LibreOffice_project/20m0$Build-4</meta:generator>
    <meta:document-statistic meta:table-count="1" meta:cell-count="2981" meta:object-count="0"/>
  </office:meta>
</office:document-meta>
</file>